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04in"/>
    </style:style>
    <style:style style:name="ta1co2" style:family="table-column">
      <style:table-column-properties fo:break-before="auto" style:column-width="2.515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515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105.408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105.129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103.908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105.058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103.951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111.595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112.785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111.467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105.103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112.946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112.07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113.556"/>
          <table:table-cell office:value-type="float" office:value="0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4])" office:value-type="float"/>
          <table:table-cell table:formula="of:=SUM([.C3:.C14])" office:value-type="float"/>
          <table:table-cell table:formula="of:=SUM([.D3:.D14])" office:value-type="float"/>
          <table:table-cell table:formula="of:=SUM([.E3:.E14])" office:value-type="float"/>
          <table:table-cell table:formula="of:=SUM([.F3:.F14])" office:value-type="float"/>
          <table:table-cell table:formula="of:=SUM([.G3:.G14])" office:value-type="float"/>
          <table:table-cell table:formula="of:=SUM([.H3:.H14])" office:value-type="float"/>
          <table:table-cell table:formula="of:=SUM([.I3:.I1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4])" office:value-type="float"/>
          <table:table-cell table:formula="of:=AVERAGE([.C3:.C14])" office:value-type="float"/>
          <table:table-cell table:formula="of:=AVERAGE([.D3:.D14])" office:value-type="float"/>
          <table:table-cell table:formula="of:=AVERAGE([.E3:.E14])" office:value-type="float"/>
          <table:table-cell table:formula="of:=AVERAGE([.F3:.F14])" office:value-type="float"/>
          <table:table-cell table:formula="of:=AVERAGE([.G3:.G14])" office:value-type="float"/>
          <table:table-cell table:formula="of:=AVERAGE([.H3:.H14])" office:value-type="float"/>
          <table:table-cell table:formula="of:=AVERAGE([.I3:.I1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4])" office:value-type="float"/>
          <table:table-cell table:formula="of:=STDEV([.C3:.C14])" office:value-type="float"/>
          <table:table-cell table:formula="of:=STDEV([.D3:.D14])" office:value-type="float"/>
          <table:table-cell table:formula="of:=STDEV([.E3:.E14])" office:value-type="float"/>
          <table:table-cell table:formula="of:=STDEV([.F3:.F14])" office:value-type="float"/>
          <table:table-cell table:formula="of:=STDEV([.G3:.G14])" office:value-type="float"/>
          <table:table-cell table:formula="of:=STDEV([.H3:.H14])" office:value-type="float"/>
          <table:table-cell table:formula="of:=STDEV([.I3:.I1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4]-[.$D3:.$D14])^2)^0.5" office:value-type="float"/>
          <table:table-cell table:number-matrix-columns-spanned="1" table:number-matrix-rows-spanned="1" table:formula="of:=SUM(([.C3:.C14]-[.$E3:.$E1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4]=[.$D3:.$D14])" office:value-type="float"/>
          <table:table-cell table:number-matrix-columns-spanned="1" table:number-matrix-rows-spanned="1" table:formula="of:=SUM([.C3:.C14]=[.$E3:.$E1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4]&lt;[.$F3:.$F14])" office:value-type="float"/>
          <table:table-cell table:number-matrix-columns-spanned="1" table:number-matrix-rows-spanned="1" table:formula="of:=SUM([.C3:.C14]&lt;[.$G3:.$G1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4]&gt;[.$F3:.$F14])" office:value-type="float"/>
          <table:table-cell table:number-matrix-columns-spanned="1" table:number-matrix-rows-spanned="1" table:formula="of:=SUM([.C3:.C14]&gt;[.$G3:.$G1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4]=[.$H3:.$H14])" office:value-type="float"/>
          <table:table-cell table:number-matrix-columns-spanned="1" table:number-matrix-rows-spanned="1" table:formula="of:=SUM([.C3:.C14]=[.$I3:.$I1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ilpAssignModels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4])" office:value-type="float"/>
          <table:table-cell table:formula="of:=SUM([Instances.C3:Instances.C14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